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09:24:09.147000000</meta:creation-date>
    <dc:date>2024-09-20T14:20:31.349000000</dc:date>
    <meta:editing-duration>PT2M15S</meta:editing-duration>
    <meta:editing-cycles>5</meta:editing-cycles>
    <meta:generator>LibreOfficeDev/25.2.0.0.alpha0$Windows_X86_64 LibreOffice_project/4662609b43e76ace644f8b3a7e80a878a1c8dc2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Function TestIsMissingUnoParameter As String
On Error GoTo errorHandler

    Dim oDoc As Object
    Dim oText As Object

    ' tdf#162431 - check for missing optional uno parameters
    oDoc = ThisComponent
    oText = oDoc.getText()
    oText.insertControlCharacter(oText.End, , False)

    TestIsMissingUnoParameter = "FAIL"

    Exit Function
errorHandler:
    TestIsMissingUnoParameter = "OK"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